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12cm" style:rel-column-width="6214*"/>
    </style:style>
    <style:style style:name="Tabla1.B" style:family="table-column">
      <style:table-column-properties style:column-width="9.721cm" style:rel-column-width="37472*"/>
    </style:style>
    <style:style style:name="Tabla1.C" style:family="table-column">
      <style:table-column-properties style:column-width="5.667cm" style:rel-column-width="21849*"/>
    </style:style>
    <style:style style:name="Tabla1.A1" style:family="table-cell">
      <style:table-cell-properties fo:padding="0cm" fo:border="none"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505cm" style:rel-column-width="4255*"/>
    </style:style>
    <style:style style:name="Tabla2.B" style:family="table-column">
      <style:table-column-properties style:column-width="2.693cm" style:rel-column-width="1527*"/>
    </style:style>
    <style:style style:name="Tabla2.C" style:family="table-column">
      <style:table-column-properties style:column-width="6.802cm" style:rel-column-width="3856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2.18" style:family="table-row">
      <style:table-row-properties style:min-row-height="0.695cm"/>
    </style:style>
    <style:style style:name="Tabla2.28" style:family="table-row">
      <style:table-row-properties style:min-row-height="0.891cm"/>
    </style:style>
    <style:style style:name="Tabla2.29" style:family="table-row">
      <style:table-row-properties style:min-row-height="0.905cm"/>
    </style:style>
    <style:style style:name="P1" style:family="paragraph" style:parent-style-name="Standard">
      <style:text-properties officeooo:rsid="0019380b" officeooo:paragraph-rsid="0019380b"/>
    </style:style>
    <style:style style:name="P2" style:family="paragraph" style:parent-style-name="Standard">
      <style:text-properties officeooo:paragraph-rsid="001a384d"/>
    </style:style>
    <style:style style:name="P3" style:family="paragraph" style:parent-style-name="Standard">
      <style:text-properties officeooo:rsid="001a384d" officeooo:paragraph-rsid="001a384d"/>
    </style:style>
    <style:style style:name="P4" style:family="paragraph" style:parent-style-name="Standard">
      <style:text-properties officeooo:rsid="001a384d" officeooo:paragraph-rsid="00245e13"/>
    </style:style>
    <style:style style:name="P5" style:family="paragraph" style:parent-style-name="Standard">
      <style:text-properties officeooo:paragraph-rsid="0027b31a"/>
    </style:style>
    <style:style style:name="P6" style:family="paragraph" style:parent-style-name="Standard">
      <style:text-properties officeooo:rsid="001bcb62" officeooo:paragraph-rsid="001bcb62"/>
    </style:style>
    <style:style style:name="P7" style:family="paragraph" style:parent-style-name="Standard">
      <style:text-properties officeooo:rsid="001bf5d3" officeooo:paragraph-rsid="001bf5d3"/>
    </style:style>
    <style:style style:name="P8" style:family="paragraph" style:parent-style-name="Table_20_Contents">
      <style:text-properties officeooo:rsid="001bf5d3" officeooo:paragraph-rsid="001bf5d3"/>
    </style:style>
    <style:style style:name="P9" style:family="paragraph" style:parent-style-name="Table_20_Contents">
      <style:text-properties officeooo:rsid="001da57c" officeooo:paragraph-rsid="001da57c"/>
    </style:style>
    <style:style style:name="P10" style:family="paragraph" style:parent-style-name="Standard">
      <style:text-properties officeooo:rsid="001da57c" officeooo:paragraph-rsid="001da57c"/>
    </style:style>
    <style:style style:name="P11" style:family="paragraph" style:parent-style-name="Standard">
      <style:text-properties officeooo:rsid="001f07e2" officeooo:paragraph-rsid="001f07e2"/>
    </style:style>
    <style:style style:name="P12" style:family="paragraph" style:parent-style-name="Standard">
      <style:text-properties officeooo:rsid="00202ca2" officeooo:paragraph-rsid="00202ca2"/>
    </style:style>
    <style:style style:name="P13" style:family="paragraph" style:parent-style-name="Standard">
      <style:text-properties officeooo:rsid="00208f1d" officeooo:paragraph-rsid="00208f1d"/>
    </style:style>
    <style:style style:name="P14" style:family="paragraph" style:parent-style-name="Standard">
      <style:text-properties officeooo:rsid="00208f1d" officeooo:paragraph-rsid="00202ca2"/>
    </style:style>
    <style:style style:name="P15" style:family="paragraph" style:parent-style-name="Standard">
      <style:text-properties officeooo:rsid="0020fa30" officeooo:paragraph-rsid="0020fa30"/>
    </style:style>
    <style:style style:name="P16" style:family="paragraph" style:parent-style-name="Standard">
      <style:text-properties officeooo:rsid="0022a3bd" officeooo:paragraph-rsid="0022a3bd"/>
    </style:style>
    <style:style style:name="P17" style:family="paragraph" style:parent-style-name="Standard">
      <style:text-properties officeooo:rsid="0022a3bd" officeooo:paragraph-rsid="00208f1d"/>
    </style:style>
    <style:style style:name="P18" style:family="paragraph" style:parent-style-name="Standard">
      <style:text-properties officeooo:rsid="00245e13" officeooo:paragraph-rsid="00245e13"/>
    </style:style>
    <style:style style:name="P19" style:family="paragraph" style:parent-style-name="Table_20_Contents">
      <style:text-properties officeooo:rsid="00245e13" officeooo:paragraph-rsid="00245e13"/>
    </style:style>
    <style:style style:name="P20" style:family="paragraph" style:parent-style-name="Standard">
      <style:paragraph-properties fo:text-align="center" style:justify-single-word="false"/>
      <style:text-properties fo:font-size="16pt" officeooo:rsid="001da57c" officeooo:paragraph-rsid="001da57c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fo:font-size="20pt" officeooo:rsid="0019380b" officeooo:paragraph-rsid="0019380b" style:font-size-asian="20pt" style:font-size-complex="20pt"/>
    </style:style>
    <style:style style:name="P22" style:family="paragraph" style:parent-style-name="Standard">
      <style:text-properties officeooo:rsid="0035a733" officeooo:paragraph-rsid="0035a733"/>
    </style:style>
    <style:style style:name="P23" style:family="paragraph" style:parent-style-name="Standard">
      <style:text-properties style:text-underline-style="solid" style:text-underline-width="auto" style:text-underline-color="font-color" officeooo:rsid="0019380b" officeooo:paragraph-rsid="0019380b"/>
    </style:style>
    <style:style style:name="P24" style:family="paragraph" style:parent-style-name="Table_20_Contents">
      <style:text-properties officeooo:rsid="0039fe81" officeooo:paragraph-rsid="0039fe81"/>
    </style:style>
    <style:style style:name="P25" style:family="paragraph" style:parent-style-name="Standard">
      <style:text-properties officeooo:rsid="0039fe81" officeooo:paragraph-rsid="0035a733"/>
    </style:style>
    <style:style style:name="P26" style:family="paragraph" style:parent-style-name="Table_20_Contents">
      <style:text-properties officeooo:rsid="003a91c3" officeooo:paragraph-rsid="003a91c3"/>
    </style:style>
    <style:style style:name="P27" style:family="paragraph" style:parent-style-name="Standard" style:list-style-name="L1">
      <style:text-properties officeooo:rsid="0019380b" officeooo:paragraph-rsid="0019380b"/>
    </style:style>
    <style:style style:name="P28" style:family="paragraph" style:parent-style-name="Standard" style:list-style-name="L2">
      <style:text-properties officeooo:rsid="0019380b" officeooo:paragraph-rsid="0028c4d9"/>
    </style:style>
    <style:style style:name="P29" style:family="paragraph" style:parent-style-name="Standard" style:list-style-name="L2">
      <style:text-properties officeooo:rsid="0019380b" officeooo:paragraph-rsid="0019380b"/>
    </style:style>
    <style:style style:name="P30" style:family="paragraph" style:parent-style-name="Standard" style:list-style-name="L2">
      <style:text-properties officeooo:rsid="0019380b" officeooo:paragraph-rsid="0027b31a"/>
    </style:style>
    <style:style style:name="P31" style:family="paragraph" style:parent-style-name="Standard" style:list-style-name="L2">
      <style:text-properties officeooo:paragraph-rsid="0027b31a"/>
    </style:style>
    <style:style style:name="P32" style:family="paragraph" style:parent-style-name="Standard" style:list-style-name="L3">
      <style:text-properties officeooo:rsid="001a384d" officeooo:paragraph-rsid="001a384d"/>
    </style:style>
    <style:style style:name="P33" style:family="paragraph" style:parent-style-name="Standard" style:list-style-name="L4">
      <style:text-properties officeooo:rsid="001bcb62" officeooo:paragraph-rsid="001bcb62"/>
    </style:style>
    <style:style style:name="P34" style:family="paragraph" style:parent-style-name="Standard">
      <style:text-properties officeooo:rsid="0022a3bd" officeooo:paragraph-rsid="0022a3bd"/>
    </style:style>
    <style:style style:name="P35" style:family="paragraph" style:parent-style-name="Standard">
      <style:text-properties officeooo:rsid="00416507" officeooo:paragraph-rsid="00416507"/>
    </style:style>
    <style:style style:name="P36" style:family="paragraph" style:parent-style-name="Standard">
      <style:text-properties officeooo:rsid="0042ab58" officeooo:paragraph-rsid="0042ab58"/>
    </style:style>
    <style:style style:name="P37" style:family="paragraph" style:parent-style-name="Table_20_Contents">
      <style:text-properties officeooo:rsid="00416507" officeooo:paragraph-rsid="00416507"/>
    </style:style>
    <style:style style:name="P38" style:family="paragraph" style:parent-style-name="Table_20_Contents">
      <style:text-properties officeooo:rsid="0042ab58" officeooo:paragraph-rsid="0042ab58"/>
    </style:style>
    <style:style style:name="T1" style:family="text">
      <style:text-properties officeooo:rsid="0019380b"/>
    </style:style>
    <style:style style:name="T2" style:family="text">
      <style:text-properties officeooo:rsid="001a384d"/>
    </style:style>
    <style:style style:name="T3" style:family="text">
      <style:text-properties officeooo:rsid="001bf5d3"/>
    </style:style>
    <style:style style:name="T4" style:family="text">
      <style:text-properties officeooo:rsid="001da57c"/>
    </style:style>
    <style:style style:name="T5" style:family="text">
      <style:text-properties officeooo:rsid="00202ca2"/>
    </style:style>
    <style:style style:name="T6" style:family="text">
      <style:text-properties officeooo:rsid="00208f1d"/>
    </style:style>
    <style:style style:name="T7" style:family="text">
      <style:text-properties officeooo:rsid="0022a3bd"/>
    </style:style>
    <style:style style:name="T8" style:family="text">
      <style:text-properties officeooo:rsid="00245e13"/>
    </style:style>
    <style:style style:name="T9" style:family="text">
      <style:text-properties officeooo:rsid="0027b31a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299f2a"/>
    </style:style>
    <style:style style:name="T12" style:family="text">
      <style:text-properties style:text-underline-style="none" officeooo:rsid="002a4469"/>
    </style:style>
    <style:style style:name="T13" style:family="text">
      <style:text-properties style:text-underline-style="none" officeooo:rsid="001bcb62"/>
    </style:style>
    <style:style style:name="T14" style:family="text">
      <style:text-properties officeooo:rsid="002a4469"/>
    </style:style>
    <style:style style:name="T15" style:family="text">
      <style:text-properties officeooo:rsid="003469c8"/>
    </style:style>
    <style:style style:name="T16" style:family="text">
      <style:text-properties officeooo:rsid="003532fd"/>
    </style:style>
    <style:style style:name="T17" style:family="text">
      <style:text-properties officeooo:rsid="00356042"/>
    </style:style>
    <style:style style:name="T18" style:family="text">
      <style:text-properties officeooo:rsid="0039fe81"/>
    </style:style>
    <style:style style:name="T19" style:family="text">
      <style:text-properties officeooo:rsid="003a91c3"/>
    </style:style>
    <style:style style:name="T20" style:family="text">
      <style:text-properties officeooo:rsid="003b97a2"/>
    </style:style>
    <style:style style:name="T21" style:family="text">
      <style:text-properties officeooo:rsid="0042ab58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Boda Rodríguez López</text:p>
      <text:p text:style-name="P1"/>
      <text:list xml:id="list3825702315" text:style-name="L1">
        <text:list-item>
          <text:p text:style-name="P27">Monición Ambiental</text:p>
        </text:list-item>
        <text:list-item>
          <text:p text:style-name="P27">Canto de entrada (Ven del Líbano – <text:span text:style-name="T3">Gabriel - Linda</text:span>)</text:p>
        </text:list-item>
      </text:list>
      <text:p text:style-name="P23"/>
      <text:list xml:id="list1721169779" text:style-name="L2">
        <text:list-item>
          <text:p text:style-name="P28">Kevin con Rosa Stella</text:p>
        </text:list-item>
        <text:list-item>
          <text:p text:style-name="P29">Niños con Flores (Manuel, Fermanda)</text:p>
        </text:list-item>
        <text:list-item>
          <text:p text:style-name="P29">Rosario (Isabel)</text:p>
        </text:list-item>
        <text:list-item>
          <text:p text:style-name="P29">Anillos (Santiago)</text:p>
        </text:list-item>
        <text:list-item>
          <text:p text:style-name="P29">Arras (Aran)</text:p>
        </text:list-item>
        <text:list-item>
          <text:p text:style-name="P29">Shi-bah (María José con Francisquito)</text:p>
        </text:list-item>
        <text:list-item>
          <text:p text:style-name="P29">Padrinos</text:p>
        </text:list-item>
        <text:list-item>
          <text:p text:style-name="P29">Damas con flores (9)</text:p>
        </text:list-item>
        <text:list-item>
          <text:p text:style-name="P29">Novia con papa</text:p>
        </text:list-item>
        <text:list-item>
          <text:p text:style-name="P30">*Sacerdotes*</text:p>
          <text:p text:style-name="P31"/>
        </text:list-item>
      </text:list>
      <text:p text:style-name="P5"><text:span text:style-name="T1">3) </text:span><text:span text:style-name="T20">Ambiental (Hermidio)</text:span></text:p>
      <text:p text:style-name="P3">4) Gloria</text:p>
      <text:p text:style-name="P3">5) <text:span text:style-name="T11">P</text:span><text:span text:style-name="T10">rimera</text:span> Lectura</text:p>
      <text:p text:style-name="P2"><text:span text:style-name="T1"><text:tab/></text:span><text:span text:style-name="T2">Monición - </text:span><text:span text:style-name="T20">Abuela</text:span><text:span text:style-name="T2"> </text:span></text:p>
      <text:p text:style-name="P2"><text:span text:style-name="T1"><text:tab/></text:span><text:span text:style-name="T2">Lectura - </text:span><text:span text:style-name="T20">Misael</text:span></text:p>
      <text:p text:style-name="P2"><text:span text:style-name="T2">6) Salmo Responsorial </text:span><text:span text:style-name="T9">(Melodía pascual o canto propio del salmo)</text:span></text:p>
      <text:p text:style-name="P3">7) Segunda lectura</text:p>
      <text:p text:style-name="P2"><text:span text:style-name="T1"><text:tab/></text:span><text:span text:style-name="T2">Monición - </text:span></text:p>
      <text:p text:style-name="P3"><text:tab/>Lectura</text:p>
      <text:p text:style-name="P3">8) Monición del Evangelio</text:p>
      <text:p text:style-name="P2"><text:span text:style-name="T2">9) Aleluya (</text:span><text:span text:style-name="T9">M</text:span><text:span text:style-name="T2">odelo II)</text:span></text:p>
      <text:p text:style-name="P3">10) Evangelio (Cantado P. Jairo) </text:p>
      <text:p text:style-name="P3">11) Homilía</text:p>
      <text:p text:style-name="P3">12) Rito del matrimonio</text:p>
      <text:list xml:id="list2237117004" text:style-name="L3">
        <text:list-item>
          <text:p text:style-name="P32">Promesas</text:p>
        </text:list-item>
        <text:list-item>
          <text:p text:style-name="P32">Anillos</text:p>
        </text:list-item>
        <text:list-item>
          <text:p text:style-name="P32">Arras</text:p>
        </text:list-item>
        <text:list-item>
          <text:p text:style-name="P32">Rosario</text:p>
        </text:list-item>
        <text:list-item>
          <text:p text:style-name="P32">Shi-Bah</text:p>
        </text:list-item>
      </text:list>
      <text:p text:style-name="P3">13) Oración de los fieles (Aur<text:span text:style-name="T9">a</text:span>)</text:p>
      <text:p text:style-name="P3">14) Paz ()</text:p>
      <text:p text:style-name="P3">15)Prefacio</text:p>
      <text:p text:style-name="P3">16) Santo (<text:span text:style-name="T12">H</text:span><text:span text:style-name="T13">ebreo</text:span>)</text:p>
      <text:p text:style-name="P6">17) Consagración y <text:span text:style-name="T9">A</text:span>na<text:span text:style-name="T9">m</text:span>nesis</text:p>
      <text:p text:style-name="P6">18)Comunión</text:p>
      <text:list xml:id="list3718964406" text:style-name="L4">
        <text:list-item>
          <text:p text:style-name="P33">Cordero</text:p>
        </text:list-item>
        <text:list-item>
          <text:p text:style-name="P33">canto 1</text:p>
        </text:list-item>
        <text:list-item>
          <text:p text:style-name="P33">canto 2</text:p>
        </text:list-item>
        <text:list-item>
          <text:p text:style-name="P33">Canto 3</text:p>
        </text:list-item>
      </text:list>
      <text:p text:style-name="P6">19) Bendición de los novios</text:p>
      <text:p text:style-name="P6">20)Entrega del Ramo (<text:span text:style-name="T3">Bendita eres tu</text:span>)</text:p>
      <text:p text:style-name="P7">21)Bendición final</text:p>
      <text:p text:style-name="P7">22) Canto final ()</text:p>
      <text:p text:style-name="P2"/>
      <text:p text:style-name="P2"/>
      <text:p text:style-name="P2"/>
      <text:p text:style-name="P7"><text:soft-page-break/>Salmistas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4627204205632">
          <table:table-cell table:style-name="Tabla1.A1" office:value-type="string">
            <text:p text:style-name="P26">1</text:p>
          </table:table-cell>
          <table:table-cell table:style-name="Tabla1.A1" office:value-type="string">
            <text:p text:style-name="P8">Gabriel</text:p>
          </table:table-cell>
          <table:table-cell table:style-name="Tabla1.A1" office:value-type="string">
            <text:p text:style-name="P8">G<text:span text:style-name="T4">u</text:span>itarra</text:p>
          </table:table-cell>
        </table:table-row>
        <table:table-row table:style-name="TableLine94627205025504">
          <table:table-cell table:style-name="Tabla1.A1" office:value-type="string">
            <text:p text:style-name="P26">2</text:p>
          </table:table-cell>
          <table:table-cell table:style-name="Tabla1.A1" office:value-type="string">
            <text:p text:style-name="P8">Misael</text:p>
          </table:table-cell>
          <table:table-cell table:style-name="Tabla1.A1" office:value-type="string">
            <text:p text:style-name="P8">Piano</text:p>
          </table:table-cell>
        </table:table-row>
        <table:table-row table:style-name="TableLine94627205026288">
          <table:table-cell table:style-name="Tabla1.A1" office:value-type="string">
            <text:p text:style-name="P26">3</text:p>
          </table:table-cell>
          <table:table-cell table:style-name="Tabla1.A1" office:value-type="string">
            <text:p text:style-name="P8">Samuel</text:p>
          </table:table-cell>
          <table:table-cell table:style-name="Tabla1.A1" office:value-type="string">
            <text:p text:style-name="P8">Flauta</text:p>
          </table:table-cell>
        </table:table-row>
        <table:table-row table:style-name="TableLine94627205027072">
          <table:table-cell table:style-name="Tabla1.A1" office:value-type="string">
            <text:p text:style-name="P26">4</text:p>
          </table:table-cell>
          <table:table-cell table:style-name="Tabla1.A1" office:value-type="string">
            <text:p text:style-name="P8">Linda</text:p>
          </table:table-cell>
          <table:table-cell table:style-name="Tabla1.A1" office:value-type="string">
            <text:p text:style-name="P8">M<text:span text:style-name="T14">a</text:span>ndolina</text:p>
          </table:table-cell>
        </table:table-row>
        <table:table-row table:style-name="TableLine94627205027936">
          <table:table-cell table:style-name="Tabla1.A1" office:value-type="string">
            <text:p text:style-name="P26">5</text:p>
          </table:table-cell>
          <table:table-cell table:style-name="Tabla1.A1" office:value-type="string">
            <text:p text:style-name="P8">Walter Acuna</text:p>
          </table:table-cell>
          <table:table-cell table:style-name="Tabla1.A1" office:value-type="string">
            <text:p text:style-name="P8">Guitarra</text:p>
          </table:table-cell>
        </table:table-row>
        <table:table-row table:style-name="TableLine94627205028960">
          <table:table-cell table:style-name="Tabla1.A1" office:value-type="string">
            <text:p text:style-name="P26">6</text:p>
          </table:table-cell>
          <table:table-cell table:style-name="Tabla1.A1" office:value-type="string">
            <text:p text:style-name="P8">Zara Davis</text:p>
          </table:table-cell>
          <table:table-cell table:style-name="Tabla1.A1" office:value-type="string">
            <text:p text:style-name="P8">Guitarra</text:p>
          </table:table-cell>
        </table:table-row>
        <table:table-row table:style-name="TableLine94627205029856">
          <table:table-cell table:style-name="Tabla1.A1" office:value-type="string">
            <text:p text:style-name="P26">7</text:p>
          </table:table-cell>
          <table:table-cell table:style-name="Tabla1.A1" office:value-type="string">
            <text:p text:style-name="P8">M<text:span text:style-name="T8">i</text:span>guel</text:p>
          </table:table-cell>
          <table:table-cell table:style-name="Tabla1.A1" office:value-type="string">
            <text:p text:style-name="P9">Guitarra</text:p>
          </table:table-cell>
        </table:table-row>
        <table:table-row table:style-name="TableLine94627205030800">
          <table:table-cell table:style-name="Tabla1.A1" office:value-type="string">
            <text:p text:style-name="P26">8</text:p>
          </table:table-cell>
          <table:table-cell table:style-name="Tabla1.A1" office:value-type="string">
            <text:p text:style-name="P8">Dorian</text:p>
          </table:table-cell>
          <table:table-cell table:style-name="Tabla1.A1" office:value-type="string">
            <text:p text:style-name="P9">Guitarra</text:p>
          </table:table-cell>
        </table:table-row>
        <table:table-row table:style-name="TableLine94627205031744">
          <table:table-cell table:style-name="Tabla1.A1" office:value-type="string">
            <text:p text:style-name="P26">9</text:p>
          </table:table-cell>
          <table:table-cell table:style-name="Tabla1.A1" office:value-type="string">
            <text:p text:style-name="P8">Angel</text:p>
          </table:table-cell>
          <table:table-cell table:style-name="Tabla1.A1" office:value-type="string">
            <text:p text:style-name="P19">Guitarra</text:p>
          </table:table-cell>
        </table:table-row>
        <table:table-row table:style-name="TableLine94627205032608">
          <table:table-cell table:style-name="Tabla1.A1" office:value-type="string">
            <text:p text:style-name="P26">10</text:p>
          </table:table-cell>
          <table:table-cell table:style-name="Tabla1.A1" office:value-type="string">
            <text:p text:style-name="P8">Saralee</text:p>
          </table:table-cell>
          <table:table-cell table:style-name="Tabla1.A1" office:value-type="string">
            <text:p text:style-name="P9">Guitarra</text:p>
          </table:table-cell>
        </table:table-row>
        <table:table-row table:style-name="TableLine94627205033552">
          <table:table-cell table:style-name="Tabla1.A1" office:value-type="string">
            <text:p text:style-name="P26">11</text:p>
          </table:table-cell>
          <table:table-cell table:style-name="Tabla1.A1" office:value-type="string">
            <text:p text:style-name="P9">Aldo</text:p>
          </table:table-cell>
          <table:table-cell table:style-name="Tabla1.A1" office:value-type="string">
            <text:p text:style-name="P9">G<text:span text:style-name="T7">u</text:span>itarra</text:p>
          </table:table-cell>
        </table:table-row>
        <table:table-row table:style-name="TableLine94627205034496">
          <table:table-cell table:style-name="Tabla1.A1" office:value-type="string">
            <text:p text:style-name="P26">12</text:p>
          </table:table-cell>
          <table:table-cell table:style-name="Tabla1.A1" office:value-type="string">
            <text:p text:style-name="P9">Walter y Lorna</text:p>
          </table:table-cell>
          <table:table-cell table:style-name="Tabla1.A1" office:value-type="string">
            <text:p text:style-name="P9">Guitarra y clave</text:p>
          </table:table-cell>
        </table:table-row>
        <table:table-row table:style-name="TableLine94627205035440">
          <table:table-cell table:style-name="Tabla1.A1" office:value-type="string">
            <text:p text:style-name="P26">13</text:p>
          </table:table-cell>
          <table:table-cell table:style-name="Tabla1.A1" office:value-type="string">
            <text:p text:style-name="P9"><text:span text:style-name="T7">S</text:span>ara Maria</text:p>
          </table:table-cell>
          <table:table-cell table:style-name="Tabla1.A1" office:value-type="string">
            <text:p text:style-name="P9">Caja</text:p>
          </table:table-cell>
        </table:table-row>
        <table:table-row table:style-name="TableLine94627205036384">
          <table:table-cell table:style-name="Tabla1.A1" office:value-type="string">
            <text:p text:style-name="P26">14</text:p>
          </table:table-cell>
          <table:table-cell table:style-name="Tabla1.A1" office:value-type="string">
            <text:p text:style-name="P9">Maria Belen</text:p>
          </table:table-cell>
          <table:table-cell table:style-name="Tabla1.A1" office:value-type="string">
            <text:p text:style-name="P9">Ukulele</text:p>
          </table:table-cell>
        </table:table-row>
        <table:table-row table:style-name="TableLine94627205037328">
          <table:table-cell table:style-name="Tabla1.A1" office:value-type="string">
            <text:p text:style-name="P26">15</text:p>
          </table:table-cell>
          <table:table-cell table:style-name="Tabla1.A1" office:value-type="string">
            <text:p text:style-name="P9">Osman</text:p>
          </table:table-cell>
          <table:table-cell table:style-name="Tabla1.A1" office:value-type="string">
            <text:p text:style-name="P9">Violín</text:p>
          </table:table-cell>
        </table:table-row>
        <table:table-row table:style-name="TableLine94627205038272">
          <table:table-cell table:style-name="Tabla1.A1" office:value-type="string">
            <text:p text:style-name="P26">16</text:p>
          </table:table-cell>
          <table:table-cell table:style-name="Tabla1.A1" office:value-type="string">
            <text:p text:style-name="P9">Fabio</text:p>
          </table:table-cell>
          <table:table-cell table:style-name="Tabla1.A1" office:value-type="string">
            <text:p text:style-name="P9">Bongos</text:p>
          </table:table-cell>
        </table:table-row>
        <table:table-row table:style-name="TableLine94627205039216">
          <table:table-cell table:style-name="Tabla1.A1" office:value-type="string">
            <text:p text:style-name="P26">17</text:p>
          </table:table-cell>
          <table:table-cell table:style-name="Tabla1.A1" office:value-type="string">
            <text:p text:style-name="P9">Esperanza</text:p>
          </table:table-cell>
          <table:table-cell table:style-name="Tabla1.A1" office:value-type="string">
            <text:p text:style-name="P9"><text:span text:style-name="T7">B</text:span>ongos</text:p>
          </table:table-cell>
        </table:table-row>
        <table:table-row table:style-name="TableLine94627205040160">
          <table:table-cell table:style-name="Tabla1.A1" office:value-type="string">
            <text:p text:style-name="P26">18</text:p>
          </table:table-cell>
          <table:table-cell table:style-name="Tabla1.A1" office:value-type="string">
            <text:p text:style-name="P9">Josue Nicaragua</text:p>
          </table:table-cell>
          <table:table-cell table:style-name="Tabla1.A1" office:value-type="string">
            <text:p text:style-name="P9">Percusión</text:p>
          </table:table-cell>
        </table:table-row>
        <table:table-row table:style-name="TableLine94627205041104">
          <table:table-cell table:style-name="Tabla1.A1" office:value-type="string">
            <text:p text:style-name="P26">19</text:p>
          </table:table-cell>
          <table:table-cell table:style-name="Tabla1.A1" office:value-type="string">
            <text:p text:style-name="P19">Walter Puerto</text:p>
          </table:table-cell>
          <table:table-cell table:style-name="Tabla1.A1" office:value-type="string">
            <text:p text:style-name="P19">Guitarra</text:p>
          </table:table-cell>
        </table:table-row>
        <table:table-row table:style-name="TableLine94627205042048">
          <table:table-cell table:style-name="Tabla1.A1" office:value-type="string">
            <text:p text:style-name="P26">20</text:p>
          </table:table-cell>
          <table:table-cell table:style-name="Tabla1.A1" office:value-type="string">
            <text:p text:style-name="P24">Josue y Maria Yomar</text:p>
          </table:table-cell>
          <table:table-cell table:style-name="Tabla1.A1" office:value-type="string">
            <text:p text:style-name="P24">Percusión</text:p>
          </table:table-cell>
        </table:table-row>
      </table:table>
      <text:p text:style-name="P7"/>
      <text:p text:style-name="P7"/>
      <text:p text:style-name="P20">Cantos</text:p>
      <text:p text:style-name="P10">Entrada: Ven del libano (Gabriel y Linda)</text:p>
      <text:p text:style-name="P22"><text:tab/>1. <text:span text:style-name="T18">K</text:span>evin con su mamá.</text:p>
      <text:p text:style-name="P22"><text:tab/>2. <text:span text:style-name="T18">J</text:span>osue y <text:span text:style-name="T18">F</text:span>ernanda (flores)</text:p>
      <text:p text:style-name="P22"><text:tab/>3. Clara con rosario</text:p>
      <text:p text:style-name="P22"><text:tab/>4. Santiago (anillos)</text:p>
      <text:p text:style-name="P22"><text:tab/>5. Ahron (Harras)</text:p>
      <text:p text:style-name="P22"><text:tab/>6. María <text:span text:style-name="T18">José</text:span> y Francisquito (Manto)</text:p>
      <text:p text:style-name="P22"><text:tab/>7. Padrinos</text:p>
      <text:p text:style-name="P22"><text:tab/>8. Damas (8)</text:p>
      <text:p text:style-name="P25"><text:tab/>9. Francisco Manuel y Martina (flores)</text:p>
      <text:p text:style-name="P22"><text:tab/><text:span text:style-name="T18">10. </text:span><text:span text:style-name="T19">Chriti</text:span></text:p>
      <text:p text:style-name="P10"/>
      <text:p text:style-name="P11">*Salmo Responsorial: (Dorian)</text:p>
      <text:p text:style-name="P11">Aleluya: <text:span text:style-name="T5">Modelo II</text:span> (<text:span text:style-name="T5">Walter Puerto</text:span>)</text:p>
      <text:p text:style-name="P11"/>
      <text:p text:style-name="P16">Oraciones universales: Aura Nicaragua</text:p>
      <text:p text:style-name="P11"/>
      <text:p text:style-name="P12">Paz: *<text:span text:style-name="T6">El jacal de los pastore</text:span><text:span text:style-name="T7">s</text:span> (<text:span text:style-name="T16">Misael</text:span>)</text:p>
      <text:p text:style-name="P14"><text:s text:c="10"/>Huye amado mio (Aldo)</text:p>
      <text:p text:style-name="P12"/>
      <text:p text:style-name="P18">Prefacio: (Cantado P. Maxuel)</text:p>
      <text:p text:style-name="P13">Santo: *Santo Hebreo (Gabriel)</text:p>
      <text:p text:style-name="P18">Consagración y Anámnesis: (Cantado P. Maxuel)</text:p>
      <text:p text:style-name="P13"/>
      <text:p text:style-name="P15">Cordero de dios: (<text:span text:style-name="T15">Belen</text:span>)</text:p>
      <text:p text:style-name="P13"/>
      <text:p text:style-name="P15">Comunión:</text:p>
      <text:p text:style-name="P15"><text:tab/>1. *<text:span text:style-name="T7">La voz de mi amado(Samuel y Linda)</text:span></text:p>
      <text:p text:style-name="P17"><text:soft-page-break/><text:tab/>2. *Cuando dormía (Saralees)</text:p>
      <text:p text:style-name="P17"><text:tab/>3. Me robaste el corazón (Walter Acuña)</text:p>
      <text:p text:style-name="P13"/>
      <text:p text:style-name="P4"><text:span text:style-name="T8">Bendición de los novios: </text:span>(Cantado P. <text:span text:style-name="T8">Maxuel</text:span>) <text:span text:style-name="T17">(II </text:span><text:span text:style-name="T19">L</text:span><text:span text:style-name="T17">a</text:span><text:span text:style-name="T19">m</text:span><text:span text:style-name="T17">)</text:span></text:p>
      <text:p text:style-name="P16">Canto de la Virgen: *Bendita eres tu María (Linda <text:span text:style-name="T15">y Saralees</text:span>)</text:p>
      <text:p text:style-name="P13"/>
      <text:p text:style-name="P16">Final: *Una gran señal (Gabriel)</text:p>
      <text:p text:style-name="P16"/>
      <text:p text:style-name="P35">Signos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94627288801456">
          <table:table-cell table:style-name="Tabla2.A1" office:value-type="string">
            <text:p text:style-name="P36">Signo</text:p>
          </table:table-cell>
          <table:table-cell table:style-name="Tabla2.A1" office:value-type="string">
            <text:p text:style-name="P38">Cantidad</text:p>
          </table:table-cell>
          <table:table-cell table:style-name="Tabla2.C1" office:value-type="string">
            <text:p text:style-name="P38">Quien lo provee</text:p>
          </table:table-cell>
        </table:table-row>
        <table:table-row table:style-name="TableLine94627288801456">
          <table:table-cell table:style-name="Tabla2.A2" office:value-type="string">
            <text:p text:style-name="P35">Paño de Atril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7">Cruz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7">Florero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7">Flores altar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8">Mantel de altar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7">Porta Velones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7">Velones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7">Menora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7">Papel enserado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8">Mesa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8">Mantel de credencia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8">Cáliz Presidencial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8">Cáliz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8">Patena Presidencial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8">Patena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8">Corporal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a2.18">
          <table:table-cell table:style-name="Tabla2.A2" office:value-type="string">
            <text:p text:style-name="P38">Purificador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8">Fuente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8">Bandeja de la fuente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8">Lavabo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8">Manutergio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8">Paleas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8">Paneras</text:p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8"/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8"/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eLine94627288801456">
          <table:table-cell table:style-name="Tabla2.A2" office:value-type="string">
            <text:p text:style-name="P38"/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a2.28">
          <table:table-cell table:style-name="Tabla2.A2" office:value-type="string">
            <text:p text:style-name="P38"/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  <table:table-row table:style-name="Tabla2.29">
          <table:table-cell table:style-name="Tabla2.A2" office:value-type="string">
            <text:p text:style-name="P38"/>
          </table:table-cell>
          <table:table-cell table:style-name="Tabla2.A2" office:value-type="string">
            <text:p text:style-name="Table_20_Contents"/>
          </table:table-cell>
          <table:table-cell table:style-name="Tabla2.C2" office:value-type="string">
            <text:p text:style-name="Table_20_Contents"/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5T19:29:20.307901023</meta:creation-date>
    <dc:date>2022-08-20T22:25:02.930251888</dc:date>
    <meta:editing-duration>PT19H51M45S</meta:editing-duration>
    <meta:editing-cycles>18</meta:editing-cycles>
    <meta:generator>LibreOffice/7.3.4.2$Linux_X86_64 LibreOffice_project/30$Build-2</meta:generator>
    <meta:document-statistic meta:table-count="2" meta:image-count="0" meta:object-count="0" meta:page-count="3" meta:paragraph-count="163" meta:word-count="411" meta:character-count="2352" meta:non-whitespace-character-count="2094"/>
  </office:meta>
</office:document-meta>
</file>